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text:animation="none" text:animation-direction="dow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fo:min-height="3.25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fo:color="#ffffff"/>
    </style:style>
    <style:style style:name="P2" style:family="paragraph">
      <style:text-properties style:use-window-font-color="true"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style:text-properties fo:color="#ffffff" fo:font-size="27pt" style:font-size-asian="27pt" style:font-size-complex="27pt"/>
    </style:style>
    <style:style style:name="P6" style:family="paragraph">
      <style:text-properties fo:color="#ffffff" fo:font-size="18pt"/>
    </style:style>
    <style:style style:name="P7" style:family="paragraph">
      <style:text-properties fo:color="#ffffff" fo:font-size="40pt" style:font-size-asian="40pt" style:font-size-complex="40pt"/>
    </style:style>
    <style:style style:name="P8" style:family="paragraph">
      <style:text-properties fo:color="#000000" fo:font-size="19.7999992370605pt" style:font-size-asian="19.7999992370605pt" style:font-size-complex="19.7999992370605pt"/>
    </style:style>
    <style:style style:name="T1" style:family="text">
      <style:text-properties fo:color="#ffffff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size="27pt" style:font-size-asian="27pt" style:font-size-complex="27pt"/>
    </style:style>
    <style:style style:name="T5" style:family="text">
      <style:text-properties fo:color="#ffffff" fo:font-size="18pt"/>
    </style:style>
    <style:style style:name="T6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7" style:family="text">
      <style:text-properties fo:color="#ffffff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000000" fo:font-size="19.7999992370605pt" style:font-size-asian="19.7999992370605pt" style:font-size-complex="19.7999992370605pt"/>
    </style:style>
    <style:style style:name="T10" style:family="text">
      <style:text-properties fo:color="#000000" fo:font-size="19.7999992370605pt" fo:font-style="italic" style:font-size-asian="19.7999992370605pt" style:font-style-asian="italic" style:font-size-complex="19.7999992370605pt" style:font-style-complex="italic"/>
    </style:style>
    <style:style style:name="T11" style:family="text">
      <style:text-properties fo:color="#000000" fo:font-size="19.7999992370605pt" fo:font-style="normal" style:font-size-asian="19.7999992370605pt" style:font-style-asian="normal" style:font-size-complex="19.799999237060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171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71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71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71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71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71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71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71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71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71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xml:id="id1" draw:id="id1" draw:layer="layout" svg:width="25.199cm" svg:height="3.256cm" svg:x="1.4cm" svg:y="0.962cm" presentation:class="title" presentation:user-transformed="true">
          <draw:text-box>
            <text:p><text:span text:style-name="T1">Il sistema operativo</text:span></text:p>
          </draw:text-box>
        </draw:frame>
        <draw:frame draw:style-name="gr1" draw:text-style-name="P2" xml:id="id2" draw:id="id2" draw:layer="layout" svg:width="25.5cm" svg:height="13.576cm" svg:x="1.5cm" svg:y="6cm">
          <draw:text-box>
            <text:p><text:span text:style-name="T2">Il sistema operativo può essere visto come un particolare software, installato su un sistema di elaborazione, in grado di interfacciarsi con l'hardware del computer.</text:span></text:p>
            <text:p><text:span text:style-name="T2">Quindi il sistema operativo è un insieme di subroutine e strutture dati responsabile del controllo dell'hardware, dell'esecuzione dei programmi e dell'accesso ai file.</text:span></text:p>
            <text:p><text:span text:style-name="T2"/></text:p>
            <text:p><text:span text:style-name="T2">Per esempio la scrittura dei dati su disco avviene nel seguente modo:</text:span></text:p>
            <text:p><text:span text:style-name="T2">Il programma che risiede in memoria centrale invia una richiesta al sistema operativo chiedendo di prelevare i dati del file da salvare, che si trovano in una precisa posizione della memoria centrale, e di ricopiarli in un file del disco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+.3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style-name="gr3" draw:text-style-name="P4" xml:id="id3" draw:id="id3" draw:layer="layout" svg:width="18cm" svg:height="1.348cm" svg:x="5cm" svg:y="1cm">
          <draw:text-box>
            <text:p><text:span text:style-name="T3">I punti di vista di un sistema operativo</text:span></text:p>
          </draw:text-box>
        </draw:frame>
        <draw:frame draw:style-name="gr3" draw:text-style-name="P5" xml:id="id4" draw:id="id4" draw:layer="layout" svg:width="26cm" svg:height="9.818cm" svg:x="1cm" svg:y="3.5cm">
          <draw:text-box>
            <text:p><text:span text:style-name="T4">Il sistema operativo può essere esaminato da diversi punti di vista evidenziando diversi aspetti e compiti:</text:span></text:p>
            <text:p><text:span text:style-name="T4"/></text:p>
            <text:list text:style-name="L2">
              <text:list-item>
                <text:p><text:span text:style-name="T4"><text:s/></text:span><text:span text:style-name="T4">Un sistema per gestire l'interazione utente-computer;</text:span></text:p>
              </text:list-item>
              <text:list-item>
                <text:p><text:span text:style-name="T4"><text:s/></text:span><text:span text:style-name="T4">Un'interfacciata le applicazioni e le risorse del computer;</text:span></text:p>
              </text:list-item>
              <text:list-item>
                <text:p><text:span text:style-name="T4"><text:s/></text:span><text:span text:style-name="T4">Un sistema per gestire la condivisione delle risorse;</text:span></text:p>
              </text:list-item>
              <text:list-item>
                <text:p><text:span text:style-name="T4"><text:s/></text:span><text:span text:style-name="T4">Un sistema per ottimizzare l'uso delle risorse;</text:span></text:p>
              </text:list-item>
              <text:list-item>
                <text:p><text:span text:style-name="T4"><text:s/></text:span><text:span text:style-name="T4">Un fornitore di servizi allo sviluppo del software e all'amministrazione del sistem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height;height" smil:keyTimes="0;1"/>
                </anim:par>
              </anim:par>
              <anim:par smil:begin="0.5s">
                <anim:par smil:begin="0s" smil:fill="hold" smil:accelerate="0.5" presentation:node-type="after-previous" presentation:preset-class="entrance" presentation:preset-id="ooo-entrance-falling-in">
                  <anim:set smil:begin="0s" smil:dur="0.001s" smil:fill="hold" smil:targetElement="id4" anim:sub-item="text" smil:attributeName="visibility" smil:to="visible"/>
                  <anim:set smil:begin="0s" smil:dur="0.455s" smil:fill="hold" smil:targetElement="id4" anim:sub-item="text" smil:attributeName="rotate" smil:to="-45"/>
                  <anim:animate smil:begin="0.455s" smil:dur="0.455s" smil:fill="hold" smil:targetElement="id4" anim:sub-item="text" smil:attributeName="rotate" smil:values="-45;45;0" smil:keyTimes="0;0.699;1"/>
                  <anim:animate smil:begin="0s" smil:dur="0.455s" smil:fill="hold" smil:targetElement="id4" anim:sub-item="text" smil:attributeName="y" smil:values="y-1;y-(0.354*width-0.172*height)" smil:keyTimes="0;1"/>
                  <anim:animate smil:begin="0.455s" smil:dur="0.156s" smil:fill="hold" smil:decelerate="0.5" smil:autoReverse="true" smil:targetElement="id4" anim:sub-item="text" smil:attributeName="y" smil:values="y-(0.354*width-0.172*height);y-(0.354*width-0.172*height)-height/2" smil:keyTimes="0;1"/>
                  <anim:animate smil:begin="0.864s" smil:dur="0.136s" smil:fill="hold" smil:targetElement="id4" anim:sub-item="text" smil:attributeName="y" smil:values="y-(0.354*width-0.172*height)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gr3" draw:text-style-name="P4" xml:id="id5" draw:id="id5" draw:layer="layout" svg:width="20.5cm" svg:height="1.348cm" svg:x="4cm" svg:y="1cm">
          <draw:text-box>
            <text:p><text:span text:style-name="T3">Software applicativo e software di sistema</text:span></text:p>
          </draw:text-box>
        </draw:frame>
        <draw:frame draw:style-name="gr3" draw:text-style-name="P6" xml:id="id6" draw:id="id6" draw:layer="layout" svg:width="23cm" svg:height="2.387cm" svg:x="1cm" svg:y="4cm">
          <draw:text-box>
            <text:p><text:span text:style-name="T5">I software applicativi in senso stretto, sono i normali programmi che utilizza un utente comune per esempio i fogli elettronici, i programmi per la grafica, videogiochi.</text:span></text:p>
          </draw:text-box>
        </draw:frame>
        <draw:frame draw:style-name="gr3" draw:text-style-name="P6" xml:id="id7" draw:id="id7" draw:layer="layout" svg:width="24cm" svg:height="1.675cm" svg:x="1cm" svg:y="10.327cm">
          <draw:text-box>
            <text:p><text:span text:style-name="T5">I software di sistema sono gli applicativi usati dai programmatori per lo sviluppo di applicazioni, per esempio i compilatori , gli editor di sistema , i debugger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5" smil:attributeName="visibility" smil:to="visible"/>
                  <anim:transitionFilter smil:dur="0.5s" smil:targetElement="id5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boomerang">
                  <anim:set smil:begin="0s" smil:dur="0.002s" smil:fill="hold" smil:targetElement="id6" smil:attributeName="visibility" smil:to="visible"/>
                  <anim:animate smil:begin="0s" smil:dur="1s" smil:fill="hold" smil:decelerate="0.5" smil:targetElement="id6" smil:attributeName="rotate" smil:values="-90;0" smil:keyTimes="0;1"/>
                  <anim:animate smil:begin="0s" smil:dur="1s" smil:fill="hold" smil:decelerate="0.5" smil:targetElement="id6" smil:attributeName="width" smil:values="width;width*.05" smil:keyTimes="0;1"/>
                  <anim:animate smil:begin="1s" smil:dur="1s" smil:fill="hold" smil:accelerate="0.5" smil:targetElement="id6" smil:attributeName="width" smil:values="width*.05;width" smil:keyTimes="0;1"/>
                  <anim:animate smil:dur="2s" smil:fill="hold" smil:targetElement="id6" smil:attributeName="height" smil:values="height;height" smil:keyTimes="0;1"/>
                  <anim:animate smil:begin="0s" smil:dur="1s" smil:fill="hold" smil:decelerate="0.5" smil:targetElement="id6" smil:attributeName="x" smil:values="x+.4;x" smil:keyTimes="0;1"/>
                  <anim:animate smil:begin="0s" smil:dur="1s" smil:fill="hold" smil:decelerate="0.5" smil:targetElement="id6" smil:attributeName="y" smil:values="y-.2;y+.1" smil:keyTimes="0;1"/>
                  <anim:animate smil:begin="1s" smil:dur="1s" smil:fill="hold" smil:accelerate="0.5" smil:targetElement="id6" smil:attributeName="y" smil:values="y+.1;y" smil:keyTimes="0;1"/>
                  <anim:transitionFilter smil:begin="0s" smil:dur="2s" smil:decelerate="0.5" smil:targetElement="id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style-name="gr3" draw:text-style-name="P4" xml:id="id8" draw:id="id8" draw:layer="layout" svg:width="23cm" svg:height="14.504cm" svg:x="1.5cm" svg:y="1cm">
          <draw:text-box>
            <text:p><text:span text:style-name="T3">I programmatori di applicazioni e i programmatori di sistema interagiscono direttamente con il sistema operativo tramite chiamate a sistema(</text:span><text:span text:style-name="T6">system call).</text:span></text:p>
            <text:p><text:span text:style-name="T6"/></text:p>
            <text:p><text:span text:style-name="T6"/></text:p>
            <text:p><text:span text:style-name="T7"/></text:p>
            <text:p><text:span text:style-name="T7">Per l'utente finale il computer è un esecutore di applicazioni. La visibilità del sistema è limitata all'uso dei comandi di sistema. I comandi servono per mandare in esecuzione le applicazioni. I comandi vengono inviati al SO tramite la shell dei comandi, o con una shell grafica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width+.3;width" smil:keyTimes="0;1"/>
                  <anim:animate smil:dur="1s" smil:fill="hold" smil:targetElement="id8" smil:attributeName="height" smil:values="height;height" smil:keyTimes="0;1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style-name="gr3" draw:text-style-name="P7" xml:id="id9" draw:id="id9" draw:layer="layout" svg:width="16cm" svg:height="1.826cm" svg:x="5.5cm" svg:y="1cm">
          <draw:text-box>
            <text:p><text:span text:style-name="T8">I primi sistemi operativi</text:span></text:p>
          </draw:text-box>
        </draw:frame>
        <draw:frame draw:style-name="gr3" draw:text-style-name="P8" xml:id="id10" draw:id="id10" draw:layer="layout" svg:width="23cm" svg:height="16.61cm" svg:x="3.5cm" svg:y="4cm">
          <draw:text-box>
            <text:p><text:span text:style-name="T9">Nei primissimi calcolatori non c'era sistema operativo e quindi nella memoria centrale del computer era presente solo il codice macchina e i dati dell'unico programma in esecuzione. I programmatori quindi sviluppavano i loro programmi in linguaggio macchina, scrivendo istruzioni in codice binario.</text:span></text:p>
            <text:p><text:span text:style-name="T9">In seguito per aumentare la produttività del programmatore, furono introdotti i linguaggi macchina simbolici (linguaggi assembler). Per ridurre il tempo sprecato nel caricare i programmi, verso gli anni '50 vennero creati i primi rudimentali sistemi operativi. Sono i primissimi sistemi batch, con i primi linguaggi di programmazione simbolici come il Fortran.</text:span></text:p>
            <text:p><text:span text:style-name="T9">La sequenza di azioni che componevano il lavoro dell'utente si indicava con il termine </text:span><text:span text:style-name="T10">job</text:span><text:span text:style-name="T11"> e si usavano i comandi </text:span><text:span text:style-name="T10">JCL</text:span><text:span text:style-name="T11"> per dirigere il SO sulle azioni da eseguire. Inizialmente si usavano delle schede come unità di ingresso e di uscita per trasferire dati e programmi. Successivamente furono disponibili le unità a nastri magnetici che permettono il trasferimento dei dati a velocità più elevata ed in modo sequenziale. L'elaborazione a lotti riduce il tempo di </text:span><text:span text:style-name="T10">setup</text:span><text:span text:style-name="T11"> del sistema e porta a un netto miglioramento nello sfruttamento della CPU che comunque rimane sotto utilizzata a causa della grande differenza tra velocità di trasferimento dei dati e velocità di esecuzione delle istruzion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wheel" presentation:preset-sub-type="1">
                  <anim:set smil:begin="0s" smil:dur="0.001s" smil:fill="hold" smil:targetElement="id10" smil:attributeName="visibility" smil:to="visible"/>
                  <anim:transitionFilter smil:dur="2s" smil:targetElement="id10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anluca </meta:initial-creator>
    <meta:creation-date>2011-01-12T12:36:37</meta:creation-date>
    <meta:editing-duration>PT6H6M50S</meta:editing-duration>
    <meta:editing-cycles>17</meta:editing-cycles>
    <dc:date>2011-05-17T16:26:15.82</dc:date>
    <meta:generator>LibreOffice/3.3$Win32 LibreOffice_project/330m19$Build-6</meta:generator>
    <dc:creator>Domenico </dc:creator>
    <meta:document-statistic meta:object-count="41"/>
  </office:meta>
</office:document-meta>
</file>